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3.609cm"/>
    </style:style>
    <style:style style:name="pr5" style:family="presentation" style:parent-style-name="Default-outline1">
      <style:graphic-properties fo:min-height="13.61cm"/>
    </style:style>
    <style:style style:name="P1" style:family="paragraph">
      <style:text-properties fo:font-size="40pt" style:font-size-asian="40pt" style:font-size-complex="40pt"/>
    </style:style>
    <style:style style:name="P2" style:family="paragraph">
      <style:text-properties fo:font-size="32pt" style:font-size-asian="32pt" style:font-size-complex="32pt"/>
    </style:style>
    <style:style style:name="P3" style:family="paragraph">
      <style:text-properties fo:font-size="36pt" style:font-size-asian="36pt" style:font-size-complex="36pt"/>
    </style:style>
    <style:style style:name="P4" style:family="paragraph">
      <style:text-properties fo:font-size="20pt"/>
    </style:style>
    <style:style style:name="T1" style:family="text">
      <style:text-properties fo:font-size="40pt" style:font-size-asian="40pt" style:font-size-complex="40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 text:style-name="P1"><text:span text:style-name="T1">CATCHING PLAGIARISTS</text:span></text:p>
            <text:p text:style-name="P1"><text:span text:style-name="T1"/></text:p>
            <text:p text:style-name="P1"><text:span text:style-name="T1">Pruthvi Kaveti (100050077)</text:span></text:p>
            <text:p text:style-name="P1"><text:span text:style-name="T1">Raghuteja Parisa (100050078)</text:span></text:p>
            <text:p text:style-name="P1"><text:span text:style-name="T1"/></text:p>
            <text:p text:style-name="P1"><text:span text:style-name="T1">Instructor: Varsha Apt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this about...???</text:p>
          </draw:text-box>
        </draw:frame>
        <draw:frame presentation:style-name="pr4" draw:text-style-name="P2" draw:layer="layout" svg:width="25.199cm" svg:height="13.859cm" svg:x="1.4cm" svg:y="4.914cm" presentation:class="outline">
          <draw:text-box>
            <text:list text:style-name="L3">
              <text:list-item>
                <text:p text:style-name="P2"><text:span text:style-name="T2">“</text:span><text:span text:style-name="T2">Catching Plagiarists” helps us determine the</text:span></text:p>
                <text:p text:style-name="P2"><text:span text:style-name="T2"><text:s/></text:span><text:span text:style-name="T2">similarities between a set of documents and</text:span></text:p>
                <text:p text:style-name="P2"><text:span text:style-name="T2"><text:s/></text:span><text:span text:style-name="T2">decide upon the extent of plagiarism attempted</text:span></text:p>
                <text:p text:style-name="P2"><text:span text:style-name="T2"/></text:p>
              </text:list-item>
              <text:list-item>
                <text:p text:style-name="P2"><text:span text:style-name="T2">That is, based upon the results given out by the </text:span></text:p>
                <text:p text:style-name="P2"><text:span text:style-name="T2">software, we would be able to judge most </text:span></text:p>
                <text:p text:style-name="P2"><text:span text:style-name="T2">certainly which document copied from which </text:span></text:p>
                <text:p text:style-name="P2"><text:span text:style-name="T2">and the corresponding percentage</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ere could this software be useful...???</text:p>
          </draw:text-box>
        </draw:frame>
        <draw:frame presentation:style-name="pr4" draw:layer="layout" svg:width="25.199cm" svg:height="13.859cm" svg:x="1.4cm" svg:y="4.914cm" presentation:class="outline">
          <draw:text-box>
            <text:list text:style-name="L3">
              <text:list-item>
                <text:p>Computers have become cheaper, portable and their </text:p>
                <text:p>usage is drastically increasing. </text:p>
              </text:list-item>
              <text:list-item>
                <text:p><text:s/>It is not going to be long before all the activities (like </text:p>
                <text:p>taking exams) of an academic institution become </text:p>
                <text:p>digitalized</text:p>
              </text:list-item>
              <text:list-item>
                <text:p>Then the instructors would get to evaluate the <text:s text:c="9"/></text:p>
                <text:p>electronic-answer sheets of the students</text:p>
              </text:list-item>
              <text:list-item>
                <text:p>This is where our software would become a handy tool </text:p>
                <text:p>for the evaluators to check for the extent of copying </text:p>
                <text:p>among the answer-sheets of the students</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Input...</text:p>
          </draw:text-box>
        </draw:frame>
        <draw:frame presentation:style-name="pr4" draw:layer="layout" svg:width="25.199cm" svg:height="13.859cm" svg:x="1.4cm" svg:y="4.914cm" presentation:class="outline" presentation:user-transformed="true">
          <draw:text-box>
            <text:list text:style-name="L3">
              <text:list-item>
                <text:p>INPUT:</text:p>
                <text:p>i) <text:s/>a folder containing the documents to be <text:s text:c="13"/>tested<text:tab/><text:tab/><text:tab/><text:tab/><text:tab/><text:tab/><text:tab/><text:tab/><text:tab/><text:tab/><text:tab/><text:tab/><text:tab/><text:tab/><text:tab/><text:tab/> </text:p>
                <text:p>ii) a number 'n', representing the number of the <text:s text:c="6"/>words in a sequence </text:p>
                <text:p>iii) a choice,if there is a reference document for <text:s text:c="5"/>the files to be tested, if yes, a reference file <text:s text:c="8"/>input (this <text:s/>will be explained shortly) <text:s/></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Output...</text:p>
          </draw:text-box>
        </draw:frame>
        <draw:frame presentation:style-name="pr4" draw:layer="layout" svg:width="25.199cm" svg:height="13.859cm" svg:x="1.4cm" svg:y="4.914cm" presentation:class="outline">
          <draw:text-box>
            <text:list text:style-name="L3">
              <text:list-item>
                <text:p>OUTPUT:</text:p>
                <text:p>i) <text:s/>An ods-format sheet with each cell containing </text:p>
                <text:p><text:s text:c="3"/>information about the number of matches and <text:s/></text:p>
                <text:p><text:s text:c="3"/>the percentage of match of one document <text:s text:c="6"/></text:p>
                <text:p><text:s text:c="3"/>with other </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is it done...???<text:line-break/>(The Basic idea...)</text:p>
          </draw:text-box>
        </draw:frame>
        <draw:frame presentation:style-name="pr4" draw:text-style-name="P3" draw:layer="layout" svg:width="25.199cm" svg:height="13.859cm" svg:x="1.4cm" svg:y="4.914cm" presentation:class="outline" presentation:user-transformed="true">
          <draw:text-box>
            <text:list text:style-name="L3">
              <text:list-item>
                <text:p text:style-name="P3"><text:span text:style-name="T3">Let's say we want to compare doc1 with doc2</text:span></text:p>
              </text:list-item>
              <text:list-item>
                <text:p text:style-name="P3"><text:span text:style-name="T3">We split doc1 and doc2 into n-word sequences </text:span></text:p>
              </text:list-item>
              <text:list-item>
                <text:p text:style-name="P3"><text:span text:style-name="T3">We store the sequences of doc2 in a hash-table </text:span></text:p>
                <text:p text:style-name="P3"><text:span text:style-name="T3">using a hash-function</text:span></text:p>
              </text:list-item>
              <text:list-item>
                <text:p text:style-name="P3"><text:span text:style-name="T3">We now take the n-word sequences of <text:s/>doc1 </text:span></text:p>
                <text:p text:style-name="P3"><text:span text:style-name="T3">and look in the hash-table of doc2 for presence </text:span></text:p>
                <text:p text:style-name="P3"><text:span text:style-name="T3">of sequences using the same hash-function</text:span></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How is it done...??? (contd...)</text:p>
          </draw:text-box>
        </draw:frame>
        <draw:frame presentation:style-name="pr4" draw:layer="layout" svg:width="25.199cm" svg:height="13.859cm" svg:x="1.4cm" svg:y="4.914cm" presentation:class="outline">
          <draw:text-box>
            <text:list text:style-name="L3">
              <text:list-item>
                <text:p>If a sequence is present in the hash-table, there </text:p>
                <text:p>is a match and we increment a counter</text:p>
              </text:list-item>
              <text:list-item>
                <text:p>After all the n-word sequences are searched for, </text:p>
                <text:p>the counter gives the total number of matches</text:p>
              </text:list-item>
              <text:list-item>
                <text:p>We then calculate the percentage and print out</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reference document choice...</text:p>
          </draw:text-box>
        </draw:frame>
        <draw:frame presentation:style-name="pr4" draw:layer="layout" svg:width="25.199cm" svg:height="13.859cm" svg:x="1.4cm" svg:y="4.914cm" presentation:class="outline">
          <draw:text-box>
            <text:list text:style-name="L3">
              <text:list-item>
                <text:p>A choice for the presence of a reference </text:p>
                <text:p>document was asked during the input and a </text:p>
                <text:p>reference file was also inputted.</text:p>
              </text:list-item>
              <text:list-item>
                <text:p>By reference document, we mean a document <text:s/></text:p>
                <text:p>which is used as a reference to prepare the </text:p>
                <text:p>documents to be tested</text:p>
              </text:list-item>
              <text:list-item>
                <text:p>An example is provided to elaborate this</text:p>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 example illustrating the reference document...</text:p>
          </draw:text-box>
        </draw:frame>
        <draw:frame presentation:style-name="pr4" draw:layer="layout" svg:width="25.199cm" svg:height="13.859cm" svg:x="1.4cm" svg:y="4.914cm" presentation:class="outline" presentation:user-transformed="true">
          <draw:text-box>
            <text:list text:style-name="L3">
              <text:list-item>
                <text:p>For example, an instructor wants his students to <text:s/></text:p>
                <text:p>write an essay on the childhood of Gandhiji </text:p>
                <text:p>giving his biography as a reference</text:p>
              </text:list-item>
              <text:list-item>
                <text:p>We are checking for plagiarism among the </text:p>
                <text:p>essays written by students</text:p>
              </text:list-item>
              <text:list-item>
                <text:p>The checking process explained earlier without a ref </text:p>
                <text:p>doc will also count those sequences which are in the </text:p>
                <text:p>biography, as matches for copying which might not </text:p>
                <text:p>be the case </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ow is it done...?? (with a ref doc..)</text:p>
          </draw:text-box>
        </draw:frame>
        <draw:frame presentation:style-name="pr4" draw:layer="layout" svg:width="25.199cm" svg:height="13.859cm" svg:x="1.4cm" svg:y="4.914cm" presentation:class="outline" presentation:user-transformed="true">
          <draw:text-box>
            <text:list text:style-name="L3">
              <text:list-item>
                <text:p>All is same,i.e., doc1 and doc2 are split into n-word sequences and doc2 sequences are stored in a hash-table </text:p>
              </text:list-item>
              <text:list-item>
                <text:p>The extra work here is that the ref doc is also split into the n-word sequences and another hash-table is created containing its sequences</text:p>
              </text:list-item>
              <text:list-item>
                <text:p>Before doc1 sequences are searched for in the doc2 hash-table, they are first searched for in the ref-hash-table.</text:p>
              </text:list-item>
              <text:list-item>
                <text:p>If a doc1 sequence is in ref-table, that sequence is not looked for in the doc2 table and so on. </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Arriving at the design of the program...</text:p>
          </draw:text-box>
        </draw:frame>
        <draw:frame presentation:style-name="pr4" draw:layer="layout" svg:width="25.199cm" svg:height="13.859cm" svg:x="1.4cm" svg:y="4.914cm" presentation:class="outline">
          <draw:text-box>
            <text:list text:style-name="L3">
              <text:list-item>
                <text:p>We take files as input and split them into n-word sequences. So, we would need a class, whose object, when given a file, will give out a file containing all the n-word sequneces</text:p>
              </text:list-item>
              <text:list-item>
                <text:p>We store these n-word sequences into a hash-table when searching. So, we require a class, whose object, when given a file containing sequences, would create a hash-table and store these sequences into the table</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Arriving at the design...(contd...)</text:p>
          </draw:text-box>
        </draw:frame>
        <draw:frame presentation:style-name="pr4" draw:text-style-name="P2" draw:layer="layout" svg:width="25.199cm" svg:height="13.859cm" svg:x="1.4cm" svg:y="4.914cm" presentation:class="outline">
          <draw:text-box>
            <text:list text:style-name="L3">
              <text:list-item>
                <text:p text:style-name="P2"><text:span text:style-name="T2">Now, the n-word sequences of a doc are searched for in the hash-table of another doc. So, we require a class, whose object when given a hash-table and a file with sequences, would search and increment the counter</text:span></text:p>
              </text:list-item>
              <text:list-item>
                <text:p text:style-name="P2"><text:span text:style-name="T2">Necessary graphic functions and classes to take in the input as required are needed.</text:span></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The design...</text:p>
          </draw:text-box>
        </draw:frame>
        <draw:frame presentation:style-name="pr4" draw:layer="layout" svg:width="25.199cm" svg:height="13.859cm" svg:x="1.4cm" svg:y="4.914cm" presentation:class="outline">
          <draw:text-box>
            <text:list text:style-name="L3">
              <text:list-item>
                <text:p>According to the earlier discussions, the following classes were created and used.</text:p>
                <text:p>1) File_splitter and Sequence_maker :</text:p>
                <text:p><text:s text:c="6"/>Input: a text file to be tested, n</text:p>
                <text:p><text:s text:c="6"/>Output: a text file containing n-word phrases</text:p>
                <text:p>2) Hashtable_creator :</text:p>
                <text:p><text:s text:c="6"/>Input: a text file containing n-word phrases</text:p>
                <text:p><text:s text:c="6"/>Output: (virtual) a hash-table (quadratic</text:p>
                <text:p><text:s text:c="21"/>probing) with all the phrases stored</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design...(contd...)</text:p>
          </draw:text-box>
        </draw:frame>
        <draw:frame presentation:style-name="pr4" draw:layer="layout" svg:width="25.199cm" svg:height="13.859cm" svg:x="1.4cm" svg:y="4.914cm" presentation:class="outline">
          <draw:text-box>
            <text:list text:style-name="L3">
              <text:list-header>
                <text:p>3) Find_file2_in_table1:</text:p>
                <text:p><text:s text:c="5"/>Input:</text:p>
                <text:p><text:s text:c="5"/>i) a hashtable with doc2 n-word <text:s text:c="28"/>sequences inserted into it</text:p>
                <text:p><text:s text:c="5"/>ii) a text file with n-word sequences to be <text:s text:c="14"/>searched for in the hashtable</text:p>
                <text:p><text:s text:c="6"/>Output:</text:p>
                <text:p><text:s text:c="8"/>The number of matched sequences</text:p>
                <text:p/>
              </text:list-header>
            </text:list>
          </draw:text-box>
        </draw:frame>
        <presentation:notes draw:style-name="dp2">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The design...(contd...)</text:p>
          </draw:text-box>
        </draw:frame>
        <draw:frame presentation:style-name="pr4" draw:layer="layout" svg:width="25.199cm" svg:height="13.859cm" svg:x="1.4cm" svg:y="4.914cm" presentation:class="outline">
          <draw:text-box>
            <text:list text:style-name="L3">
              <text:list-header>
                <text:p><text:s/>4) sequencefiles_creator :</text:p>
                <text:p><text:s text:c="4"/>Input: Takes in the file containing the paths <text:s text:c="18"/>to all the input files to be tested and <text:s text:c="20"/>the no. 'n'</text:p>
                <text:p><text:s text:c="4"/>Output: Creates names for every output file <text:s text:c="17"/>(containing n-wordsequences) <text:s text:c="28"/>ensuring no collisions of names</text:p>
                <text:p/>
              </text:list-header>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Packages used...</text:p>
          </draw:text-box>
        </draw:frame>
        <draw:frame presentation:style-name="pr4" draw:layer="layout" svg:width="25.199cm" svg:height="13.859cm" svg:x="1.4cm" svg:y="4.914cm" presentation:class="outline">
          <draw:text-box>
            <text:list text:style-name="L3">
              <text:list-item>
                <text:p>The GUI part used for the user interface <text:s/>was created using the “Qt4-graphic designer” software</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ogram flow...</text:p>
          </draw:text-box>
        </draw:frame>
        <draw:frame presentation:style-name="pr4" draw:layer="layout" svg:width="25.199cm" svg:height="13.859cm" svg:x="1.4cm" svg:y="4.914cm" presentation:class="outline" presentation:user-transformed="true">
          <draw:text-box>
            <text:list text:style-name="L3">
              <text:list-item>
                <text:p><text:s/>Qmake and make commands in terminal will run the graphics part </text:p>
              </text:list-item>
              <text:list-item>
                <text:p>A window opens and asks for the input</text:p>
              </text:list-item>
              <text:list-item>
                <text:p>The graphics part takes the folder containing the files to be tested as input, creates a text file containing the paths of the files to be tested</text:p>
              </text:list-item>
              <text:list-item>
                <text:p>Then the plagiarists.cpp file is executed and here we enter the processing.</text:p>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ogram flow...(contd...)</text:p>
          </draw:text-box>
        </draw:frame>
        <draw:frame presentation:style-name="pr4" draw:layer="layout" svg:width="25.199cm" svg:height="13.859cm" svg:x="1.4cm" svg:y="4.914cm" presentation:class="outline" presentation:user-transformed="true">
          <draw:text-box>
            <text:list text:style-name="L3">
              <text:list-item>
                <text:p>The plagiarists.cpp creates a sequencefiles_creator object which takes in the file containing the paths to the input files and the number 'n'</text:p>
              </text:list-item>
              <text:list-item>
                <text:p>This object with the help of File_splitter and Sequence_maker classes, creates ouput files(containing n-word sequences) from input files</text:p>
              </text:list-item>
              <text:list-item>
                <text:p>These output files one-by-one are now fed into the Hashtable_creator class creating a hash-table for every file</text:p>
                <text:p/>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ogram flow...(contd...)</text:p>
          </draw:text-box>
        </draw:frame>
        <draw:frame presentation:style-name="pr4" draw:layer="layout" svg:width="25.199cm" svg:height="13.859cm" svg:x="1.4cm" svg:y="5.014cm" presentation:class="outline" presentation:user-transformed="true">
          <draw:text-box>
            <text:list text:style-name="L3">
              <text:list-item>
                <text:p>The hashtable with n-word sequences from one input file is searched into for matches from the sequencesfiles of all other input files using the Find_file2_in_table1 class</text:p>
              </text:list-item>
              <text:list-item>
                <text:p>The number of matches of sequences in one file from every other obtained from above are stored in a 2-D array</text:p>
              </text:list-item>
              <text:list-item>
                <text:p>After the completion of searching, the values are printed into an output file in a user-readable way</text:p>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Work division...</text:p>
          </draw:text-box>
        </draw:frame>
        <draw:frame presentation:style-name="pr4" draw:layer="layout" svg:width="25.199cm" svg:height="13.859cm" svg:x="1.4cm" svg:y="4.914cm" presentation:class="outline">
          <draw:text-box>
            <text:list text:style-name="L3">
              <text:list-item>
                <text:p>The graphics part entirely was done by Raghu</text:p>
              </text:list-item>
              <text:list-item>
                <text:p>60-70% of the basic methods were written by Raghu</text:p>
              </text:list-item>
              <text:list-item>
                <text:p>The class design and the object-oriented usage of the methods written were done by Pruthvi.</text:p>
              </text:list-item>
              <text:list-item>
                <text:p>The slides prepared for the milestone submissions and the final project submission were done by Pruthvi</text:p>
              </text:list-item>
              <text:list-item>
                <text:p>On the whole the work done by Raghu amounts to 50-55% and the remaining by Pruthvi.</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draw:frame presentation:style-name="pr1" draw:text-style-name="P3" draw:layer="layout" svg:width="25.199cm" svg:height="17.935cm" svg:x="1.4cm" svg:y="0.837cm" presentation:class="subtitle">
          <draw:text-box>
            <text:p text:style-name="P3"><text:span text:style-name="T3">Thank you for listening through</text:span></text:p>
            <text:p text:style-name="P3"><text:span text:style-name="T3"/></text:p>
            <text:p text:style-name="P3"><text:span text:style-name="T3">“</text:span><text:span text:style-name="T3">CATCHING PLAGIRARISTS”</text:span></text:p>
            <text:p text:style-name="P3"><text:span text:style-name="T3"/></text:p>
            <text:p text:style-name="P3"><text:span text:style-name="T3">Let's move on to.....</text:span></text:p>
          </draw:text-box>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draw:frame presentation:style-name="pr1" draw:text-style-name="P3" draw:layer="layout" svg:width="25.199cm" svg:height="17.935cm" svg:x="1.4cm" svg:y="0.837cm" presentation:class="subtitle">
          <draw:text-box>
            <text:p text:style-name="P3"><text:span text:style-name="T3">STEGANOGRAPHY</text:span></text:p>
            <text:p text:style-name="P3"><text:span text:style-name="T3"/></text:p>
            <text:p text:style-name="P3"><text:span text:style-name="T3">Pruthvi Kaveti (100050077)</text:span></text:p>
            <text:p text:style-name="P3"><text:span text:style-name="T3">Raghuteja Parisa (100050078)</text:span></text:p>
            <text:p text:style-name="P3"><text:span text:style-name="T3"/></text:p>
            <text:p text:style-name="P3"><text:span text:style-name="T3">Instructor: Varsha Apte</text:span></text:p>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presentation:user-transformed="true">
          <draw:text-box>
            <text:p>What is it about...???</text:p>
          </draw:text-box>
        </draw:frame>
        <draw:frame presentation:style-name="pr4" draw:layer="layout" svg:width="25.199cm" svg:height="13.859cm" svg:x="1.4cm" svg:y="4.914cm" presentation:class="outline">
          <draw:text-box>
            <text:list text:style-name="L3">
              <text:list-item>
                <text:p>Steganography is the art and science of writing hidden messages in such a way that no one, apart from the sender and intended recipient, suspects the existence of the message.</text:p>
              </text:list-item>
              <text:list-item>
                <text:p><text:s/>In simple words, hiding information in other information</text:p>
              </text:list-item>
              <text:list-item>
                <text:p>Programs we wrote explore “hiding information in image” form of steganography</text:p>
              </text:list-item>
            </text:list>
          </draw:text-box>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What does the program do...???</text:p>
          </draw:text-box>
        </draw:frame>
        <draw:frame presentation:style-name="pr4" draw:layer="layout" svg:width="25.199cm" svg:height="13.859cm" svg:x="1.4cm" svg:y="4.914cm" presentation:class="outline">
          <draw:text-box>
            <text:list text:style-name="L3">
              <text:list-item>
                <text:p>We hide an image (guest image) <text:s/>in another image (host image) and create a new image <text:s/>which will be similar to the host image with the guest image hidden in it. This, we call Encryption</text:p>
              </text:list-item>
              <text:list-item>
                <text:p>We also retrieve the guest image from the above created complex image. This we call Decryption</text:p>
              </text:list-item>
              <text:list-item>
                <text:p>We also hide a text file into an image and also retreive it</text:p>
              </text:list-item>
            </text:list>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The Input..and The Output....</text:p>
          </draw:text-box>
        </draw:frame>
        <draw:frame presentation:style-name="pr4" draw:layer="layout" svg:width="25.199cm" svg:height="13.859cm" svg:x="1.4cm" svg:y="4.914cm" presentation:class="outline" presentation:user-transformed="true">
          <draw:text-box>
            <text:list text:style-name="L3">
              <text:list-item>
                <text:p>The user is prompted to choose a choice, about <text:s/>what he wants to do</text:p>
                <text:p><text:s/>Encypt or Decrypt or hide text in image</text:p>
              </text:list-item>
              <text:list-item>
                <text:p>Accordingly, Encrypt part takes in two images and gives out a complex image</text:p>
              </text:list-item>
              <text:list-item>
                <text:p>Decrypt takes in a complex image and gives out the hidden image</text:p>
              </text:list-item>
              <text:list-item>
                <text:p>For hiding text, a text file and an image is taken as the input and a complex image is created</text:p>
              </text:list-item>
              <text:list-item>
                <text:p>For retrieving text, a complex image is taken as input and a text file is given out <text:s/></text:p>
              </text:list-item>
            </text:list>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5.209cm" svg:x="1.4cm" svg:y="-0.014cm" presentation:class="title" presentation:user-transformed="true">
          <draw:text-box>
            <text:p>How is it done...???<text:line-break/>(The Basic Idea for hiding image in image...)</text:p>
          </draw:text-box>
        </draw:frame>
        <draw:frame presentation:style-name="pr4" draw:layer="layout" svg:width="25.199cm" svg:height="13.859cm" svg:x="1.4cm" svg:y="4.914cm" presentation:class="outline" presentation:user-transformed="true">
          <draw:text-box>
            <text:list text:style-name="L3">
              <text:list-item>
                <text:p>An image is made of pixels, each pixel containing three components (red,green,blue), each component being a 8 bit decimal value(i.e. Can take values 0 to 255) </text:p>
              </text:list-item>
              <text:list-item>
                <text:p>The nature of an image largely depends on the higher order bits of the pixels(i.e. Altering the lower order bits doesn't affect an image much)</text:p>
              </text:list-item>
              <text:list-item>
                <text:p><text:s/>This property can be used to hide an image in another</text:p>
              </text:list-item>
              <text:list-item>
                <text:p>The lower order bits of every pixel of the host image are replaced by the higher order bits of the corresponding pixel of the guest image and a new image is formed</text:p>
              </text:list-item>
              <text:list-item>
                <text:p>Since, only the higher order bits are changed, the resulting image will be indistinguishable from the host image thus hiding the guest image</text:p>
              </text:list-item>
            </text:list>
          </draw:text-box>
        </draw:frame>
        <presentation:notes draw:style-name="dp2">
          <draw:page-thumbnail draw:style-name="gr1"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dea for retrieving image from image...</text:p>
          </draw:text-box>
        </draw:frame>
        <draw:frame presentation:style-name="pr4" draw:layer="layout" svg:width="25.199cm" svg:height="13.859cm" svg:x="1.4cm" svg:y="4.914cm" presentation:class="outline" presentation:user-transformed="true">
          <draw:text-box>
            <text:list text:style-name="L3">
              <text:list-item>
                <text:p>When retriving the guest image from the resulting image, we construct an image with higher order bits as the lower order bits of the complex image</text:p>
              </text:list-item>
              <text:list-item>
                <text:p>The image now formed will be similar to the original guest image with not much noticeable difference (as the difference is only the lower order bits) <text:s text:c="19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list-item>
            </text:list>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Basic Idea for hiding text in an image... </text:p>
          </draw:text-box>
        </draw:frame>
        <draw:frame presentation:style-name="pr4" draw:layer="layout" svg:width="25.199cm" svg:height="13.859cm" svg:x="1.4cm" svg:y="5.014cm" presentation:class="outline" presentation:user-transformed="true">
          <draw:text-box>
            <text:list text:style-name="L3">
              <text:list-item>
                <text:p>We can use the hiding one image in another program here if the text file can somehow be converted into an image representing the text file.</text:p>
              </text:list-item>
              <text:list-item>
                <text:p>We do this by somehow storing the first character in the pixel, the second in the second and so on...</text:p>
              </text:list-item>
              <text:list-item>
                <text:p>Now for storing a character in a pixel, we consider the ascii value of the character,take its 8-bit binary representation.</text:p>
              </text:list-item>
              <text:list-item>
                <text:p>The first four bits(from right) are stored in one component of the pixel and the last four in the other</text:p>
              </text:list-item>
              <text:list-item>
                <text:p>Thus an image which implicitly represents the text file is formed and this image is stored in the image in which the text file is to be stored using the image in image program (Encrypt)</text:p>
              </text:list-item>
            </text:list>
          </draw:text-box>
        </draw:frame>
        <presentation:notes draw:style-name="dp2">
          <draw:page-thumbnail draw:style-name="gr1"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dea for retrieving text from an image...</text:p>
          </draw:text-box>
        </draw:frame>
        <draw:frame presentation:style-name="pr4" draw:layer="layout" svg:width="25.199cm" svg:height="13.859cm" svg:x="1.4cm" svg:y="4.914cm" presentation:class="outline">
          <draw:text-box>
            <text:list text:style-name="L3">
              <text:list-item>
                <text:p>We do the exact reverse of what is done for hiding the text in an image.</text:p>
              </text:list-item>
              <text:list-item>
                <text:p>We take the complex image, from every pixel we take the values stored in the first two components and convert it accordingly to an ascii value and the character representing that value is printed into a text file</text:p>
              </text:list-item>
              <text:list-item>
                <text:p>Thus the whole text file is printed out retrieving the hidden information</text:p>
                <text:p/>
              </text:list-item>
            </text:list>
          </draw:text-box>
        </draw:fram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lass Design...</text:p>
          </draw:text-box>
        </draw:frame>
        <draw:frame presentation:style-name="pr4" draw:layer="layout" svg:width="25.199cm" svg:height="13.859cm" svg:x="1.4cm" svg:y="4.914cm" presentation:class="outline">
          <draw:text-box>
            <text:list text:style-name="L3">
              <text:list-item>
                <text:p>An Img_img class is created which deals with hiding an image in another image and retriving it given the final image <text:s/></text:p>
              </text:list-item>
              <text:list-item>
                <text:p>A Txt_img class is created which deals with converting a text file into an image, storing it in the given host image and also retriving a text file from a complex image</text:p>
              </text:list-item>
            </text:list>
          </draw:text-box>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draw:text-box>
            <text:p>Main functions...</text:p>
          </draw:text-box>
        </draw:frame>
        <draw:frame presentation:style-name="pr4" draw:layer="layout" svg:width="25.199cm" svg:height="13.859cm" svg:x="1.4cm" svg:y="4.914cm" presentation:class="outline">
          <draw:text-box>
            <text:list text:style-name="L3">
              <text:list-item>
                <text:p>Img_img class contains encrypt() and decrypt() funtions, which form the heart of the class</text:p>
              </text:list-item>
              <text:list-item>
                <text:p>Encrypt() function, technically, deals with guest image and the host image manipulation and creation of the new complex image</text:p>
              </text:list-item>
              <text:list-item>
                <text:p>Decrypt() fuction, deals with manipulating the complex image and retriving the guest image</text:p>
              </text:list-item>
            </text:list>
          </draw:text-box>
        </draw:frame>
        <presentation:notes draw:style-name="dp2">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draw:text-box>
            <text:p>Main functions...(contd...)</text:p>
          </draw:text-box>
        </draw:frame>
        <draw:frame presentation:style-name="pr4" draw:layer="layout" svg:width="25.199cm" svg:height="13.859cm" svg:x="1.4cm" svg:y="4.914cm" presentation:class="outline">
          <draw:text-box>
            <text:list text:style-name="L3">
              <text:list-item>
                <text:p>Txt_img class contains encode() and decode() functions </text:p>
              </text:list-item>
              <text:list-item>
                <text:p>Encode() function converts a given text file into an image representing the text file and calls the encrypt() function to store this image into the host image</text:p>
              </text:list-item>
              <text:list-item>
                <text:p>Decode() function uses decrypt() function, gets back the guest image from the complex image and converts this guest image into the corresponding text file it represents </text:p>
              </text:list-item>
            </text:list>
          </draw:text-box>
        </draw:frame>
        <presentation:notes draw:style-name="dp2">
          <draw:page-thumbnail draw:style-name="gr1"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3.506cm" svg:x="1.4cm" svg:y="0.837cm" presentation:class="title">
          <draw:text-box>
            <text:p>Packages used...</text:p>
          </draw:text-box>
        </draw:frame>
        <draw:frame presentation:style-name="pr5" draw:layer="layout" svg:width="25.199cm" svg:height="13.86cm" svg:x="1.4cm" svg:y="4.914cm" presentation:class="outline">
          <draw:text-box>
            <text:list text:style-name="L3">
              <text:list-item>
                <text:p>We used the openCV package for manipulating <text:s/>images, creating new images and displaying them in a window.</text:p>
              </text:list-item>
            </text:list>
          </draw:text-box>
        </draw:frame>
        <presentation:notes draw:style-name="dp2">
          <draw:page-thumbnail draw:style-name="gr1"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3.506cm" svg:x="1.4cm" svg:y="0.837cm" presentation:class="title">
          <draw:text-box>
            <text:p>Program flow...</text:p>
          </draw:text-box>
        </draw:frame>
        <draw:frame presentation:style-name="pr4" draw:layer="layout" svg:width="25.199cm" svg:height="13.859cm" svg:x="1.4cm" svg:y="4.914cm" presentation:class="outline">
          <draw:text-box>
            <text:list text:style-name="L3">
              <text:list-item>
                <text:p>explore_stego.cpp is run in terminal and on running the executable, the user is prompted for a choice</text:p>
              </text:list-item>
              <text:list-item>
                <text:p>If hiding image in image is chosen and on giving two images as the input, a Img_img class object <text:s/>is created and encrypt function is called which gives out the required complex image</text:p>
              </text:list-item>
              <text:list-item>
                <text:p>If retriving image from an image is chosen and on giving the complex image, a Img_img class object is created and decryt function is called which gives out the required guest image</text:p>
              </text:list-item>
            </text:list>
          </draw:text-box>
        </draw:frame>
        <presentation:notes draw:style-name="dp2">
          <draw:page-thumbnail draw:style-name="gr1"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3.506cm" svg:x="1.4cm" svg:y="0.837cm" presentation:class="title">
          <draw:text-box>
            <text:p>Program flow...</text:p>
          </draw:text-box>
        </draw:frame>
        <draw:frame presentation:style-name="pr4" draw:layer="layout" svg:width="25.199cm" svg:height="13.859cm" svg:x="1.4cm" svg:y="4.914cm" presentation:class="outline" presentation:user-transformed="true">
          <draw:text-box>
            <text:list text:style-name="L3">
              <text:list-item>
                <text:p>On choosing storing text in image and giving in the text file and an image, a Txt_img class object is created and encode function is called which gives out the required complex image</text:p>
              </text:list-item>
              <text:list-item>
                <text:p>On choosing retriving text from image and giving in the complex image, a Txt_img class object is created and decode function is called which gives out the required text file</text:p>
              </text:list-item>
            </text:list>
          </draw:text-box>
        </draw:frame>
        <presentation:notes draw:style-name="dp2">
          <draw:page-thumbnail draw:style-name="gr1"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Work Division...</text:p>
          </draw:text-box>
        </draw:frame>
        <draw:frame presentation:style-name="pr4" draw:layer="layout" svg:width="25.199cm" svg:height="13.859cm" svg:x="1.4cm" svg:y="4.914cm" presentation:class="outline">
          <draw:text-box>
            <text:list text:style-name="L3">
              <text:list-item>
                <text:p>The Img_img class and the functions it holds i.e.encypt and decypt are written by Raghu</text:p>
              </text:list-item>
              <text:list-item>
                <text:p>The Txt_img class and the functions it holds <text:s text:c="2"/>i.e. Encode and decode are written by Pruthvi</text:p>
              </text:list-item>
              <text:list-item>
                <text:p>The openCV software was analysed and its functions were studied by Raghu</text:p>
              </text:list-item>
              <text:list-item>
                <text:p>Merging the whole project was done together</text:p>
              </text:list-item>
              <text:list-item>
                <text:p>The preparation of slides for submissions were done by Pruthvi</text:p>
              </text:list-item>
              <text:list-item>
                <text:p>On the whole, each of us have contributed roughly equally (50-50%) towards this project</text:p>
              </text:list-item>
            </text:list>
          </draw:text-box>
        </draw:frame>
        <presentation:notes draw:style-name="dp2">
          <draw:page-thumbnail draw:style-name="gr1"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32">
        <draw:frame presentation:style-name="pr1" draw:text-style-name="P3" draw:layer="layout" svg:width="25.199cm" svg:height="17.935cm" svg:x="1.4cm" svg:y="0.837cm" presentation:class="subtitle">
          <draw:text-box>
            <text:p text:style-name="P3"><text:span text:style-name="T3">Thank you all for hearing us through...</text:span></text:p>
            <text:p text:style-name="P3"><text:span text:style-name="T3"/></text:p>
            <text:p text:style-name="P3"><text:span text:style-name="T3">Hope you liked our projects...</text:span></text:p>
          </draw:text-box>
        </draw:frame>
        <presentation:notes draw:style-name="dp2">
          <draw:page-thumbnail draw:style-name="gr1" draw:layer="layout" svg:width="14.848cm" svg:height="11.136cm" svg:x="3.075cm" svg:y="2.257cm" draw:page-number="3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ruthvi kaveti</meta:initial-creator>
    <meta:creation-date>2011-11-11T10:08:11</meta:creation-date>
    <meta:editing-duration>PT4H26M57S</meta:editing-duration>
    <meta:editing-cycles>45</meta:editing-cycles>
    <dc:date>2011-11-11T15:23:32</dc:date>
    <dc:creator>Pruthvi kaveti</dc:creator>
    <meta:generator>LibreOffice/3.4$Unix LibreOffice_project/340m1$Build-302</meta:generator>
    <meta:document-statistic meta:object-count="165"/>
  </office:meta>
</office:document-meta>
</file>